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stroke="none" draw:fill="solid" draw:fill-color="#000000" draw:textarea-horizontal-align="center" draw:textarea-vertical-align="middle" draw:auto-grow-height="true" draw:auto-grow-width="false" fo:max-height="0cm" fo:min-height="8.002cm" draw:shadow="hidden"/>
    </style:style>
    <style:style style:name="gr2" style:family="graphic" style:parent-style-name="standard">
      <style:graphic-properties draw:stroke="none" svg:stroke-color="#000000" draw:fill="solid" draw:fill-color="#425ffd" draw:textarea-horizontal-align="center" draw:textarea-vertical-align="middle" draw:auto-grow-height="true" draw:auto-grow-width="false" fo:max-height="0cm" fo:min-height="2.95cm" draw:shadow="hidden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000000"/>
      <style:paragraph-properties fo:text-align="center"/>
      <style:text-properties style:text-position="33% 58%" fo:letter-spacing="-0.06cm" fo:text-shadow="1pt 1pt"/>
    </style:style>
    <style:style style:name="P2" style:family="paragraph">
      <loext:graphic-properties draw:fill="solid" draw:fill-color="#425ffd"/>
      <style:paragraph-properties fo:text-align="center"/>
      <style:text-properties fo:color="#801900" fo:font-weight="bold" style:font-weight-asian="bold" style:font-weight-complex="bold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path draw:style-name="gr1" draw:text-style-name="P1" draw:layer="layout" svg:width="1.522cm" svg:height="2.327cm" svg:x="5.813cm" svg:y="9.6cm" svg:viewBox="0 0 1523 2328" svg:d="M592 1369l41-254c41-241 84-507 116-761h12c41 254 76 520 119 761l41 254zM1075 2328h448l-442-2328h-639l-442 2328h442l94-595h445z">
            <text:p/>
          </draw:path>
          <draw:path draw:style-name="gr1" draw:text-style-name="P1" draw:layer="layout" svg:width="1.387cm" svg:height="2.327cm" svg:x="7.438cm" svg:y="9.6cm" svg:viewBox="0 0 1388 2328" svg:d="M464 370h103c191 0 307 84 307 335s-116 379-307 379h-103zM1388 2328l-382-971c194-110 322-323 322-652 0-533-316-705-717-705h-611v2328h464v-877h125l310 877z">
            <text:p/>
          </draw:path>
          <draw:path draw:style-name="gr1" draw:text-style-name="P1" draw:layer="layout" svg:width="1.193cm" svg:height="2.327cm" svg:x="9.017cm" svg:y="9.6cm" svg:viewBox="0 0 1194 2328" svg:d="M0 2328c398 0 796 0 1194 0 0-130 0-259 0-389-243 0-485 0-727 0 0-206 0-413 0-620 195 0 390 0 586 0 0-130 0-259 0-388-196 0-391 0-586 0 0-181 0-362 0-543 234 0 468 0 702 0 0-129 0-259 0-388-390 0-779 0-1169 0 0 776 0 1552 0 2328z">
            <text:p/>
          </draw:path>
        </draw:g>
        <draw:g>
          <draw:path draw:style-name="gr1" draw:text-style-name="P1" draw:layer="layout" svg:width="1.509cm" svg:height="2.327cm" svg:x="10.575cm" svg:y="9.67cm" svg:viewBox="0 0 1510 2328" svg:d="M517 2328h467v-802l526-1526h-470l-156 592c-44 188-82 329-123 517h-12c-35-188-72-329-116-514l-157-595h-476l517 1526z">
            <text:p/>
          </draw:path>
          <draw:path draw:style-name="gr1" draw:text-style-name="P1" draw:layer="layout" svg:width="1.396cm" svg:height="2.402cm" svg:x="12.139cm" svg:y="9.632cm" svg:viewBox="0 0 1397 2403" svg:d="M699 2403c419 0 698-392 698-1212 0-821-279-1191-698-1191-420 0-699 370-699 1191 0 820 279 1212 699 1212zM699 2002c-132 0-226-154-226-811 0-662 94-793 226-793 131 0 225 131 225 793 0 657-94 811-225 811z">
            <text:p/>
          </draw:path>
          <draw:path draw:style-name="gr1" draw:text-style-name="P1" draw:layer="layout" svg:width="1.277cm" svg:height="2.368cm" svg:x="13.704cm" svg:y="9.667cm" svg:viewBox="0 0 1278 2369" svg:d="M639 2369c392 0 639-220 639-759v-1610h-445v1654c0 241-78 320-194 320-103 0-178-79-178-320v-1654h-461v1610c0 539 241 759 639 759z">
            <text:p/>
          </draw:path>
        </draw:g>
        <draw:g>
          <draw:path draw:style-name="gr2" draw:text-style-name="P2" draw:layer="layout" svg:width="2.097cm" svg:height="2.399cm" svg:x="15.6cm" svg:y="9.6cm" svg:viewBox="0 0 2098 2400" svg:d="M1096 2018c65 0 127-7 187-18 59-11 115-25 166-43s98-40 139-63c41-24 74-49 100-74v-322h-522v-361h932v857c-49 54-108 106-176 155-69 49-146 92-232 129s-181 66-282 88c-102 22-210 34-324 34-190 0-352-31-489-91-136-60-248-144-337-251-88-108-153-236-195-383-42-149-63-310-63-485 0-182 22-347 67-493 44-147 112-272 202-375 91-104 205-182 342-238s298-84 484-84c134 0 254 14 358 43 106 29 197 69 276 123 78 52 144 116 197 191 53 74 95 157 126 250l-412 135c-18-48-43-93-73-137s-69-82-114-115c-45-31-97-58-156-77-59-20-126-29-202-29-111 0-208 19-289 57s-148 92-200 163c-53 71-92 155-117 254s-38 210-38 332c0 121 13 233 39 334 26 102 65 189 118 261 53 73 120 130 201 171s177 62 287 62z">
            <text:p/>
          </draw:path>
          <draw:path draw:style-name="gr2" draw:text-style-name="P2" draw:layer="layout" svg:width="1.743cm" svg:height="2.33cm" svg:x="18.098cm" svg:y="9.636cm" svg:viewBox="0 0 1744 2331" svg:d="M0 2331c0-777 0-1554 0-2331 561 0 1122 0 1682 0 0 126 0 251 0 378-411 0-823 0-1234 0 0 194 0 390 0 585 380 0 761 0 1142 0 0 126 0 251 0 378-381 0-762 0-1142 0 0 204 0 408 0 612 432 0 864 0 1296 0 0 127 0 253 0 378-581 0-1163 0-1744 0z">
            <text:p/>
          </draw:path>
          <draw:path draw:style-name="gr2" draw:text-style-name="P2" draw:layer="layout" svg:width="1.743cm" svg:height="2.33cm" svg:x="20.171cm" svg:y="9.636cm" svg:viewBox="0 0 1744 2331" svg:d="M0 2331c0-777 0-1554 0-2331 561 0 1122 0 1682 0 0 126 0 251 0 378-411 0-823 0-1234 0 0 194 0 390 0 585 380 0 761 0 1142 0 0 126 0 251 0 378-381 0-762 0-1142 0 0 204 0 408 0 612 432 0 864 0 1296 0 0 127 0 253 0 378-581 0-1163 0-1744 0z">
            <text:p/>
          </draw:path>
          <draw:path draw:style-name="gr2" draw:text-style-name="P2" draw:layer="layout" svg:width="2.007cm" svg:height="2.33cm" svg:x="22.245cm" svg:y="9.636cm" svg:viewBox="0 0 2008 2331" svg:d="M1480 2331c-256-357-512-713-768-1070-88 73-176 146-264 220 0 284 0 567 0 850-150 0-299 0-448 0 0-777 0-1554 0-2331 149 0 298 0 448 0 0 353 0 705 0 1057 321-352 643-704 964-1057 174 0 348 0 522 0-304 329-609 657-913 986 328 449 658 898 987 1345-176 0-351 0-528 0z">
            <text:p/>
          </draw:path>
          <draw:path draw:style-name="gr2" draw:text-style-name="P2" draw:layer="layout" svg:width="1.577cm" svg:height="2.365cm" svg:x="24.422cm" svg:y="9.601cm" svg:viewBox="0 0 1578 2366" svg:d="M1578 668c0 73-9 137-27 192-17 56-42 105-71 149-30 44-63 82-100 117-38 35-76 67-115 98-40 32-79 61-116 92-38 29-72 61-103 95-30 34-55 71-74 110-19 40-30 87-32 140h-405c5-93 23-174 55-240 32-67 70-125 116-175 45-49 94-94 145-133 52-40 101-79 144-120 44-41 81-86 110-134 28-48 43-104 43-171 0-96-29-174-87-229-58-57-141-86-249-86-52 0-99 9-143 26-43 17-81 40-114 69-33 31-60 67-81 111-21 42-35 89-41 141h-433c12-100 37-194 75-280 38-87 90-164 155-228 66-66 148-117 243-155 96-38 207-57 333-57 122 0 230 15 325 46 95 32 176 75 242 133s117 129 151 212c36 82 54 175 54 277zM522 2366v-446h439v446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34:08.135609449</meta:creation-date>
    <dc:date>2018-04-12T11:53:36.679399426</dc:date>
    <meta:editing-duration>PT4M44S</meta:editing-duration>
    <meta:editing-cycles>2</meta:editing-cycles>
    <meta:generator>LibreOffice/5.2.7.2$Linux_X86_64 LibreOffice_project/20m0$Build-2</meta:generator>
    <meta:document-statistic meta:object-count="37"/>
  </office:meta>
</office:document-meta>
</file>